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fo:font-style="normal" style:text-underline-style="none" fo:font-weight="normal" officeooo:rsid="0072bd54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text-properties style:text-position="0% 100%" fo:font-size="12pt" fo:language="zxx" fo:country="none" fo:font-style="normal" style:text-underline-style="none" fo:font-weight="normal" officeooo:rsid="0072bd54" officeooo:paragraph-rsid="007de9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text-properties style:text-position="0% 100%" fo:font-size="12pt" fo:language="zxx" fo:country="none" fo:font-style="normal" style:text-underline-style="none" fo:font-weight="normal" officeooo:rsid="00712dff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text-properties style:text-position="0% 100%" fo:font-size="12pt" fo:language="zxx" fo:country="none" fo:font-style="normal" style:text-underline-style="none" fo:font-weight="normal" officeooo:rsid="00712dff" officeooo:paragraph-rsid="0087c80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text-properties style:text-position="0% 100%" fo:font-size="12pt" fo:language="zxx" fo:country="none" fo:font-style="normal" style:text-underline-style="none" fo:font-weight="normal" officeooo:rsid="00707ee1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text-properties style:text-position="0% 100%" fo:font-size="12pt" fo:language="zxx" fo:country="none" fo:font-style="normal" style:text-underline-style="none" fo:font-weight="normal" officeooo:rsid="00707ee1" officeooo:paragraph-rsid="007de9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text-properties style:text-position="0% 100%" fo:font-size="12pt" fo:language="zxx" fo:country="none" fo:font-style="normal" style:text-underline-style="none" fo:font-weight="normal" officeooo:rsid="00707ee1" officeooo:paragraph-rsid="0087c80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text-properties style:text-position="0% 100%" fo:font-size="12pt" fo:language="zxx" fo:country="none" fo:font-style="normal" style:text-underline-style="none" fo:font-weight="normal" officeooo:rsid="007c6090" officeooo:paragraph-rsid="007c6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text-position="0% 100%" fo:font-size="12pt" fo:language="zxx" fo:country="none" fo:font-style="normal" style:text-underline-style="none" fo:font-weight="normal" officeooo:rsid="007b165e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text-properties style:text-position="0% 100%" fo:font-size="12pt" fo:language="zxx" fo:country="none" fo:font-style="normal" style:text-underline-style="none" fo:font-weight="normal" officeooo:rsid="007de9e1" officeooo:paragraph-rsid="007de9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text-properties style:text-position="0% 100%" fo:font-size="12pt" fo:language="zxx" fo:country="none" fo:font-style="normal" style:text-underline-style="none" fo:font-weight="bold" officeooo:rsid="007c6090" officeooo:paragraph-rsid="007c6090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3" style:family="paragraph" style:parent-style-name="Standard">
      <style:text-properties style:text-position="0% 100%" fo:font-size="12pt" fo:language="zxx" fo:country="none" fo:font-style="normal" style:text-underline-style="none" fo:font-weight="bold" officeooo:rsid="007b165e" officeooo:paragraph-rsid="007b165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4" style:family="paragraph" style:parent-style-name="Standard">
      <style:text-properties style:text-position="0% 100%" fo:font-size="12pt" fo:language="zxx" fo:country="none" fo:font-style="italic" style:text-underline-style="none" fo:font-weight="normal" officeooo:rsid="00707ee1" officeooo:paragraph-rsid="007b165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5" style:family="paragraph" style:parent-style-name="Standard">
      <style:text-properties style:text-position="0% 100%" fo:font-size="12pt" fo:language="zxx" fo:country="none" fo:font-style="italic" style:text-underline-style="none" fo:font-weight="normal" officeooo:rsid="006ff116" officeooo:paragraph-rsid="007b165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6" style:family="paragraph" style:parent-style-name="Standard">
      <style:text-properties style:text-position="0% 100%" fo:font-size="12pt" fo:language="en" fo:country="US" fo:font-style="normal" style:text-underline-style="none" fo:font-weight="normal" officeooo:rsid="0077125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2fca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text-properties style:text-position="0% 100%" fo:font-size="12pt" fo:language="en" fo:country="US" fo:font-style="normal" style:text-underline-style="none" fo:font-weight="normal" officeooo:rsid="0084de5a" officeooo:paragraph-rsid="0084de5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text-position="0% 100%" fo:font-size="12pt" fo:language="en" fo:country="US" fo:font-style="normal" style:text-underline-style="none" fo:font-weight="normal" officeooo:rsid="00810090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text-properties style:text-position="0% 100%" fo:font-size="12pt" fo:language="en" fo:country="US" fo:font-style="normal" style:text-underline-style="none" fo:font-weight="normal" officeooo:rsid="00810090" officeooo:paragraph-rsid="0085803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text-properties style:text-position="0% 100%" fo:font-size="12pt" fo:language="en" fo:country="US" fo:font-style="normal" style:text-underline-style="none" fo:font-weight="normal" officeooo:rsid="0082fca5" officeooo:paragraph-rsid="0082fca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text-properties style:text-position="0% 100%" fo:font-size="12pt" fo:language="en" fo:country="US" fo:font-style="normal" style:text-underline-style="none" fo:font-weight="normal" officeooo:rsid="00858034" officeooo:paragraph-rsid="0085803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10090" officeooo:paragraph-rsid="0081009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5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10090" officeooo:paragraph-rsid="00858034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6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4de5a" officeooo:paragraph-rsid="0084de5a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7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58034" officeooo:paragraph-rsid="00858034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8" style:family="paragraph" style:parent-style-name="Standard">
      <style:text-properties style:text-position="0% 100%" fo:font-size="12pt" fo:language="en" fo:country="US" fo:font-style="italic" style:text-underline-style="none" fo:font-weight="normal" officeooo:rsid="00771254" officeooo:paragraph-rsid="0081009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9" style:family="paragraph" style:parent-style-name="Standard">
      <style:text-properties style:text-position="super 58%" fo:font-size="12pt" fo:language="zxx" fo:country="none" fo:font-style="normal" style:text-underline-style="none" fo:font-weight="normal" officeooo:rsid="006ff116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text-position="super 58%" fo:font-size="12pt" fo:language="zxx" fo:country="none" fo:font-style="normal" style:text-underline-style="none" fo:font-weight="normal" officeooo:rsid="00707ee1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b165e" officeooo:paragraph-rsid="007b165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2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7c6090" officeooo:paragraph-rsid="007c6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normal" officeooo:rsid="0077125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normal" officeooo:rsid="00858034" officeooo:paragraph-rsid="0085803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bold" officeooo:rsid="00810090" officeooo:paragraph-rsid="00810090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bold" officeooo:rsid="0082fca5" officeooo:paragraph-rsid="0082fca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bold" officeooo:rsid="0084de5a" officeooo:paragraph-rsid="0084de5a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8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normal" officeooo:rsid="00771254" officeooo:paragraph-rsid="008972b2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39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normal" officeooo:rsid="00771254" officeooo:paragraph-rsid="0081009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0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normal" officeooo:rsid="0078c9f4" officeooo:paragraph-rsid="008972b2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1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10090" officeooo:paragraph-rsid="008b05f3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2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b05f3" officeooo:paragraph-rsid="008b05f3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3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b6bf8" officeooo:paragraph-rsid="008b6bf8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4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78c9f4" officeooo:paragraph-rsid="008b6bf8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5" style:family="paragraph" style:parent-style-name="Standard"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82fca5" officeooo:paragraph-rsid="008b6bf8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6" style:family="paragraph" style:parent-style-name="Standard">
      <style:text-properties style:text-position="0% 100%" fo:font-size="12pt" fo:language="en" fo:country="US" fo:font-style="normal" style:text-underline-style="none" fo:font-weight="normal" officeooo:rsid="0077125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7" style:family="paragraph" style:parent-style-name="Standard">
      <style:text-properties style:text-position="0% 100%" fo:font-size="12pt" fo:language="en" fo:country="US" fo:font-style="normal" style:text-underline-style="none" fo:font-weight="normal" officeooo:rsid="00771254" officeooo:paragraph-rsid="008972b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8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9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ab7e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0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b05f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1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b6bf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2" style:family="paragraph" style:parent-style-name="Standard">
      <style:text-properties style:text-position="0% 100%" fo:font-size="12pt" fo:language="en" fo:country="US" fo:font-style="normal" style:text-underline-style="none" fo:font-weight="normal" officeooo:rsid="0078c9f4" officeooo:paragraph-rsid="0082fca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3" style:family="paragraph" style:parent-style-name="Standard">
      <style:text-properties style:text-position="0% 100%" fo:font-size="12pt" fo:language="en" fo:country="US" fo:font-style="normal" style:text-underline-style="none" fo:font-weight="normal" officeooo:rsid="00810090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4" style:family="paragraph" style:parent-style-name="Standard">
      <style:text-properties style:text-position="0% 100%" fo:font-size="12pt" fo:language="en" fo:country="US" fo:font-style="normal" style:text-underline-style="none" fo:font-weight="normal" officeooo:rsid="00810090" officeooo:paragraph-rsid="008ab7e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5" style:family="paragraph" style:parent-style-name="Standard">
      <style:text-properties style:text-position="0% 100%" fo:font-size="12pt" fo:language="en" fo:country="US" fo:font-style="normal" style:text-underline-style="none" fo:font-weight="normal" officeooo:rsid="00810090" officeooo:paragraph-rsid="008b05f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6" style:family="paragraph" style:parent-style-name="Standard">
      <style:text-properties style:text-position="0% 100%" fo:font-size="12pt" fo:language="en" fo:country="US" fo:font-style="normal" style:text-underline-style="none" fo:font-weight="normal" officeooo:rsid="008b05f3" officeooo:paragraph-rsid="008b05f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7" style:family="paragraph" style:parent-style-name="Standard">
      <style:text-properties style:text-position="0% 100%" fo:font-size="12pt" fo:language="en" fo:country="US" fo:font-style="normal" style:text-underline-style="none" fo:font-weight="normal" officeooo:rsid="008b6bf8" officeooo:paragraph-rsid="008b6bf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8" style:family="paragraph" style:parent-style-name="Standard">
      <style:text-properties style:text-position="0% 100%" fo:font-size="12pt" fo:language="zxx" fo:country="none" fo:font-style="normal" style:text-underline-style="none" fo:font-weight="normal" officeooo:rsid="00707ee1" officeooo:paragraph-rsid="008972b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9" style:family="paragraph" style:parent-style-name="Standard">
      <style:text-properties style:text-position="0% 100%" fo:font-size="12pt" fo:language="zxx" fo:country="none" fo:font-style="normal" style:text-underline-style="none" fo:font-weight="normal" officeooo:rsid="00707ee1" officeooo:paragraph-rsid="007de9e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0" style:family="paragraph" style:parent-style-name="Standard">
      <style:text-properties style:text-position="0% 100%" fo:font-size="12pt" fo:language="zxx" fo:country="none" fo:font-style="normal" style:text-underline-style="none" fo:font-weight="normal" officeooo:rsid="00712dff" officeooo:paragraph-rsid="008972b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1" style:family="paragraph" style:parent-style-name="Standard">
      <style:text-properties style:text-position="0% 100%" fo:font-size="12pt" fo:language="zxx" fo:country="none" fo:font-style="normal" style:text-underline-style="none" fo:font-weight="normal" officeooo:rsid="00712dff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2" style:family="paragraph" style:parent-style-name="Standard">
      <style:text-properties style:text-position="0% 100%" fo:font-size="12pt" fo:language="zxx" fo:country="none" fo:font-style="normal" style:text-underline-style="none" fo:font-weight="normal" officeooo:rsid="007b165e" officeooo:paragraph-rsid="007b16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3" style:family="paragraph" style:parent-style-name="Standard">
      <style:text-properties style:text-position="0% 100%" fo:font-size="12pt" fo:language="zxx" fo:country="none" fo:font-style="normal" style:text-underline-style="none" fo:font-weight="normal" officeooo:rsid="007c6090" officeooo:paragraph-rsid="007c6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4" style:family="paragraph" style:parent-style-name="Standard">
      <style:text-properties style:text-position="0% 100%" fo:font-size="12pt" fo:language="zxx" fo:country="none" fo:font-style="italic" style:text-underline-style="none" fo:font-weight="normal" officeooo:rsid="006ff116" officeooo:paragraph-rsid="007b165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5" style:family="paragraph" style:parent-style-name="Standard">
      <style:text-properties style:text-position="0% 100%" fo:font-size="12pt" fo:language="zxx" fo:country="none" fo:font-style="italic" style:text-underline-style="none" fo:font-weight="normal" officeooo:rsid="00707ee1" officeooo:paragraph-rsid="008972b2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6" style:family="paragraph" style:parent-style-name="Standard">
      <style:text-properties officeooo:paragraph-rsid="008972b2"/>
    </style:style>
    <style:style style:name="P67" style:family="paragraph" style:parent-style-name="Standard">
      <style:text-properties officeooo:paragraph-rsid="008ab7ef"/>
    </style:style>
    <style:style style:name="P68" style:family="paragraph" style:parent-style-name="Standard">
      <style:text-properties officeooo:paragraph-rsid="008b6bf8"/>
    </style:style>
    <style:style style:name="P69" style:family="paragraph" style:parent-style-name="Standard">
      <style:paragraph-properties fo:break-before="page"/>
      <style:text-properties style:text-position="0% 100%" fo:font-size="12pt" fo:language="en" fo:country="US" fo:font-style="italic" style:text-underline-style="solid" style:text-underline-width="auto" style:text-underline-color="font-color" fo:font-weight="bold" officeooo:rsid="0078c9f4" officeooo:paragraph-rsid="008b6bf8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70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normal" officeooo:rsid="0078c9f4" officeooo:paragraph-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1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normal" officeooo:rsid="0078c9f4" officeooo:paragraph-rsid="008b6bf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2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normal" officeooo:rsid="008b05f3" officeooo:paragraph-rsid="008b05f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3" style:family="paragraph" style:parent-style-name="Standard">
      <style:paragraph-properties fo:break-before="page"/>
      <style:text-properties style:text-position="0% 100%" fo:font-size="12pt" fo:language="en" fo:country="US" fo:font-style="normal" style:text-underline-style="none" fo:font-weight="normal" officeooo:rsid="008b6bf8" officeooo:paragraph-rsid="008b6bf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4" style:family="paragraph" style:parent-style-name="Standard">
      <style:paragraph-properties fo:break-before="page"/>
      <style:text-properties style:text-position="0% 100%" fo:font-size="12pt" fo:language="zxx" fo:country="none" fo:font-style="italic" style:text-underline-style="none" fo:font-weight="normal" officeooo:rsid="006ff116" officeooo:paragraph-rsid="007b165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" style:family="text">
      <style:text-properties officeooo:rsid="006fb389"/>
    </style:style>
    <style:style style:name="T2" style:family="text">
      <style:text-properties fo:language="zxx" fo:country="none" officeooo:rsid="007b165e" style:language-asian="zxx" style:country-asian="none" style:language-complex="zxx" style:country-complex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82fca5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84de5a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858034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8673e7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8b05f3" style:font-style-asian="normal" style:font-weight-asian="normal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style="normal" style:font-style-asian="normal" style:font-style-complex="normal"/>
    </style:style>
    <style:style style:name="T15" style:family="text">
      <style:text-properties officeooo:rsid="007d936f"/>
    </style:style>
    <style:style style:name="T16" style:family="text">
      <style:text-properties style:text-position="0% 100%" fo:font-size="12pt" fo:language="zxx" fo:country="none" fo:font-style="normal" style:text-underline-style="none" fo:font-weight="normal" officeooo:rsid="008ab7e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7" style:family="text">
      <style:text-properties style:text-position="0% 100%" fo:font-size="12pt" fo:language="zxx" fo:country="none" fo:font-style="normal" style:text-underline-style="none" fo:font-weight="normal" officeooo:rsid="008972b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8" style:family="text">
      <style:text-properties style:text-position="0% 100%" fo:font-size="12pt" fo:language="en" fo:country="US" fo:font-style="normal" style:text-underline-style="none" fo:font-weight="normal" officeooo:rsid="008ab7e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9" style:family="text">
      <style:text-properties style:text-position="0% 100%" fo:font-size="12pt" fo:language="en" fo:country="US" fo:font-style="normal" style:text-underline-style="none" fo:font-weight="normal" officeooo:rsid="0078c9f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0" style:family="text">
      <style:text-properties style:text-position="0% 100%" fo:font-size="12pt" fo:language="en" fo:country="US" fo:font-style="normal" style:text-underline-style="none" fo:font-weight="normal" officeooo:rsid="0081009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1" style:family="text">
      <style:text-properties style:text-position="0% 100%" fo:font-size="12pt" fo:language="en" fo:country="US" fo:font-style="normal" style:text-underline-style="none" fo:font-weight="normal" officeooo:rsid="008b6bf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810090"/>
    </style:style>
    <style:style style:name="T24" style:family="text">
      <style:text-properties officeooo:rsid="008b6bf8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ection 2.1 - Variable Expressions</text:p>
      <text:p text:style-name="P11">Using <text:span text:style-name="T12">variable expressions</text:span> allows us to work with numbers before we know their value</text:p>
      <text:p text:style-name="P11"/>
      <text:p text:style-name="P11">When we learn the value, we can then evaluate that expression </text:p>
      <text:p text:style-name="P2"><text:span text:style-name="T12">Evaluating an expression</text:span>: Finding the value of the expression and simplifying the result</text:p>
      <text:p text:style-name="P2"/>
      <text:p text:style-name="P2">Evaluate<text:tab/>2x + 5<text:tab/><text:tab/>for x = 8</text:p>
      <text:p text:style-name="P2"/>
      <text:p text:style-name="P2"/>
      <text:p text:style-name="P2"/>
      <text:p text:style-name="P2"/>
      <text:p text:style-name="P2">Evaluate <text:tab/>a<text:span text:style-name="T13">2</text:span> - 2a<text:tab/><text:tab/>for a = -3</text:p>
      <text:p text:style-name="P2"/>
      <text:p text:style-name="P2"/>
      <text:p text:style-name="P2"/>
      <text:p text:style-name="P2"/>
      <text:p text:style-name="P11">Evaluate<text:tab/>5ac - 2b<text:tab/>for a = -3, b = 2, c = 5</text:p>
      <text:p text:style-name="P3"/>
      <text:p text:style-name="P2"/>
      <text:p text:style-name="P2"/>
      <text:p text:style-name="P2"/>
      <text:p text:style-name="P2"><text:tab/>The expression 4.5x + 2.5y represents the total amount of money received at a school play, where x represents the number of adult tickets sold and y represents the number of student tickets sold. Find the amount of money received if 50 adult tickets and 82 student tickets were sold.</text:p>
      <text:p text:style-name="P2"/>
      <text:p text:style-name="P2"/>
      <text:p text:style-name="P11">Write the following in a more condensed form (simplify)</text:p>
      <text:p text:style-name="P11"/>
      <text:p text:style-name="P11"><draw:frame draw:style-name="fr2" draw:name="Object6" text:anchor-type="as-char" svg:width="0.4902in" svg:height="0.1839in" draw:z-index="1"><draw:object xlink:href="./Object 12" xlink:type="simple" xlink:show="embed" xlink:actuate="onLoad"/><draw:image xlink:href="./ObjectReplacements/Object 12" xlink:type="simple" xlink:show="embed" xlink:actuate="onLoad"/></draw:frame></text:p>
      <text:p text:style-name="P11"/>
      <text:p text:style-name="P11"/>
      <text:p text:style-name="P11"/>
      <text:p text:style-name="P11"/>
      <text:p text:style-name="P11"><draw:frame draw:style-name="fr2" draw:name="Object5" text:anchor-type="as-char" svg:width="0.4425in" svg:height="0.3929in" draw:z-index="3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/>
      <text:p text:style-name="P11"/>
      <text:p text:style-name="P11"/>
      <text:p text:style-name="P11"><draw:frame draw:style-name="fr2" draw:name="Object7" text:anchor-type="as-char" svg:width="0.8717in" svg:height="0.1839in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31">Section 2.2 - Order of Operations</text:p>
      <text:p text:style-name="P6">PEMDA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8">2 + 3 * 4</text:p>
      <text:p text:style-name="P58"/>
      <text:p text:style-name="P58"/>
      <text:p text:style-name="P58"/>
      <text:p text:style-name="P58"/>
      <text:p text:style-name="P58"><draw:frame draw:style-name="fr2" draw:name="Object46" text:anchor-type="as-char" svg:width="0.6043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8"/>
      <text:p text:style-name="P58"/>
      <text:p text:style-name="P58"/>
      <text:p text:style-name="P58"/>
      <text:p text:style-name="P58">5 - 3 + 4</text:p>
      <text:p text:style-name="P7"/>
      <text:p text:style-name="P7"/>
      <text:p text:style-name="P7"/>
      <text:p text:style-name="P7"/>
      <text:p text:style-name="P7">Evaluate:</text:p>
      <text:p text:style-name="P58">1 + 7 ⋅ 2<text:tab/><text:tab/><text:tab/><text:tab/><text:tab/><text:tab/></text:p>
      <text:p text:style-name="P58"/>
      <text:p text:style-name="P58"/>
      <text:p text:style-name="P58"/>
      <text:p text:style-name="P58"/>
      <text:p text:style-name="P58"/>
      <text:p text:style-name="P58"><draw:frame draw:style-name="fr2" draw:name="Object47" text:anchor-type="as-char" svg:width="0.9638in" svg:height="0.392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/>
      <text:p text:style-name="P6"/>
      <text:p text:style-name="P6"/>
      <text:p text:style-name="P6"/>
      <text:p text:style-name="P58">9 ⋅ 4 ÷ 2 + 5<text:tab/><text:tab/><text:tab/><text:tab/><text:tab/><text:tab/></text:p>
      <text:p text:style-name="P58"/>
      <text:p text:style-name="P58"/>
      <text:p text:style-name="P58"/>
      <text:p text:style-name="P58"><draw:frame draw:style-name="fr2" draw:name="Object48" text:anchor-type="as-char" svg:width="1.1874in" svg:height="0.3929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15"><text:span text:style-name="T4"/></text:p>
      <text:p text:style-name="P74"><text:span text:style-name="T4">(-2)</text:span><text:span text:style-name="T14">3</text:span></text:p>
      <text:p text:style-name="P29"/>
      <text:p text:style-name="P29"/>
      <text:p text:style-name="P29"/>
      <text:p text:style-name="P29"/>
      <text:p text:style-name="P15"><text:span text:style-name="T4">(-2)</text:span><text:span text:style-name="T14">4</text:span></text:p>
      <text:p text:style-name="P29"/>
      <text:p text:style-name="P29"/>
      <text:p text:style-name="P30"/>
      <text:p text:style-name="P30"/>
      <text:p text:style-name="P14"><text:span text:style-name="T4">-2</text:span><text:span text:style-name="T14">4</text:span><text:span text:style-name="T4"><text:tab/></text:span></text:p>
      <text:p text:style-name="P6"/>
      <text:p text:style-name="P6"/>
      <text:p text:style-name="P6"/>
      <text:p text:style-name="P65"><text:span text:style-name="T4">Explain the difference between -5</text:span><text:span text:style-name="T14">4</text:span><text:span text:style-name="T4"> and (-5)</text:span><text:span text:style-name="T14">4</text:span></text:p>
      <text:p text:style-name="P65"><text:span text:style-name="T14"/></text:p>
      <text:p text:style-name="P65"><text:span text:style-name="T14"/></text:p>
      <text:p text:style-name="P65"><text:span text:style-name="T14"/></text:p>
      <text:p text:style-name="P65"><text:span text:style-name="T14"/></text:p>
      <text:p text:style-name="P65"><text:span text:style-name="T14"/></text:p>
      <text:p text:style-name="P65"><text:span text:style-name="T4">2 + 7(-4)</text:span><text:span text:style-name="T14">2</text:span><text:span text:style-name="T4"><text:tab/><text:tab/><text:tab/><text:tab/><text:tab/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Object52" text:anchor-type="as-char" svg:width="0.6693in" svg:height="0.431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1 - 3<text:span text:style-name="T13">2</text:span><text:tab/><text:tab/><text:tab/><text:tab/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7 - (-5)<text:span text:style-name="T13">2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0"><draw:frame draw:style-name="fr2" draw:name="Object8" text:anchor-type="as-char" svg:width="0.6181in" svg:height="0.3929in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2" draw:name="Object53" text:anchor-type="as-char" svg:width="0.889in" svg:height="0.4165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Object54" text:anchor-type="as-char" svg:width="0.6783in" svg:height="0.4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3[ (-4)<text:span text:style-name="T13">2</text:span> - 5 ( 8 - 6 ) ]<text:span text:style-name="T13">2</text:span></text:p>
      <text:p text:style-name="P31">Section 2.3 - One-Step Equations</text:p>
      <text:p text:style-name="P10">When solving an equation, our goal is to isolate the variable</text:p>
      <text:p text:style-name="P10"/>
      <text:p text:style-name="P10">Inverse Operations and Equavilent Equations</text:p>
      <text:p text:style-name="P10">What are the inverses of each of the common operations?</text:p>
      <text:p text:style-name="P10"/>
      <text:p text:style-name="P10">Addition</text:p>
      <text:p text:style-name="P10"/>
      <text:p text:style-name="P10">Subtraction</text:p>
      <text:p text:style-name="P10"/>
      <text:p text:style-name="P10">Multiplication</text:p>
      <text:p text:style-name="P10"/>
      <text:p text:style-name="P10">Division</text:p>
      <text:p text:style-name="P10"/>
      <text:p text:style-name="P10"/>
      <text:p text:style-name="P9">Equivalent equations are two equations with __________________</text:p>
      <text:p text:style-name="P9">Example</text:p>
      <text:p text:style-name="P12"><text:span text:style-name="T3"><draw:frame draw:style-name="fr2" draw:name="Object1" text:anchor-type="as-char" svg:width="0.6016in" svg:height="0.1839in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3">and </text:span><text:span text:style-name="T3"><draw:frame draw:style-name="fr2" draw:name="Object2" text:anchor-type="as-char" svg:width="0.5929in" svg:height="0.1839in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3">are equivalent equations</text:span></text:p>
      <text:p text:style-name="P9"/>
      <text:p text:style-name="P9">Addition property of equality</text:p>
      <text:p text:style-name="P9">a = b <text:s text:c="4"/>and <text:s text:c="4"/>a + c = b + c <text:s text:c="4"/>are equivalent equations</text:p>
      <text:p text:style-name="P9"/>
      <text:p text:style-name="P9">Solve:<text:tab/>16 = y - 1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Multiplication property of equality</text:p>
      <text:p text:style-name="P12"><text:span text:style-name="T3">a = b <text:s text:c="4"/>and ac = bc <text:s text:c="4"/>are equivalent equations (for </text:span><text:span text:style-name="T3"><draw:frame draw:style-name="fr2" draw:name="Object3" text:anchor-type="as-char" svg:width="0.3898in" svg:height="0.1839in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3">)</text:span></text:p>
      <text:p text:style-name="P9"/>
      <text:p text:style-name="P9">Solve: -8k = -96</text:p>
      <text:p text:style-name="P32">In good weather, tomato seeds can grow into plants and bear ripe fruit in as few as 19 weeks. Lorna</text:p>
      <text:p text:style-name="P9">planted her seeds 11 weeks ago. How long must she wait before her tomatoes are ready to be picked?</text:p>
      <text:p text:style-name="P9"/>
      <text:p text:style-name="P9">w + 11 = 19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7"><text:span text:style-name="T16">A game on my steam wishlist has a regular price of $15 and is currently marked down as 60% off. What is the current price of the game?</text:span></text:p>
      <text:p text:style-name="P66"><text:span text:style-name="T16"/></text:p>
      <text:p text:style-name="P66"><text:span text:style-name="T16"/></text:p>
      <text:p text:style-name="P66"><text:span text:style-name="T16"/></text:p>
      <text:p text:style-name="P66"><text:span text:style-name="T16"/></text:p>
      <text:p text:style-name="P66"><text:span text:style-name="T16">Another game on my steam wishlist is currently on sale for $4.14. It is marked as being 82% off. What is the original price of that game? </text:span><text:span text:style-name="T17"><text:s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Juan has baked a cake and wants to sell it in his bakery. He is going to cut it into 12 slices and sell them</text:p>
      <text:p text:style-name="P9">individually. He wants to sell it for three times the cost of making it. The ingredients cost him $8.50, and he<text:span text:style-name="T15"> </text:span>allowed $1.25 to cover the cost of electricity to bake it. Write equations that describe the following statements.</text:p>
      <text:p text:style-name="P9">a. The amount of money that he sells the cake for (u).</text:p>
      <text:p text:style-name="P9"/>
      <text:p text:style-name="P9"/>
      <text:p text:style-name="P9">b. The amount of money he charges for each slice (c).</text:p>
      <text:p text:style-name="P9"/>
      <text:p text:style-name="P9"/>
      <text:p text:style-name="P9">c. The total profit he makes on the cake (w)</text:p>
      <text:p text:style-name="P33">Solve the following:</text:p>
      <text:p text:style-name="P38"><text:span text:style-name="T5"><text:s/>x - 6 = 11<text:tab/><text:tab/><text:tab/><text:tab/><text:tab/><text:tab/></text:span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><draw:frame draw:style-name="fr2" draw:name="Object9" text:anchor-type="as-char" svg:width="0.6689in" svg:height="0.3929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8"/>
      <text:p text:style-name="P28"/>
      <text:p text:style-name="P28"/>
      <text:p text:style-name="P16"/>
      <text:p text:style-name="P16"/>
      <text:p text:style-name="P47">x - 11 = 21</text:p>
      <text:p text:style-name="P47"/>
      <text:p text:style-name="P47"/>
      <text:p text:style-name="P47"/>
      <text:p text:style-name="P47"/>
      <text:p text:style-name="P47"/>
      <text:p text:style-name="P47"/>
      <text:p text:style-name="P47">y + 7 = 21</text:p>
      <text:p text:style-name="P16"/>
      <text:p text:style-name="P16"/>
      <text:p text:style-name="P16"/>
      <text:p text:style-name="P39"><text:span text:style-name="T5"/></text:p>
      <text:p text:style-name="P39"><text:span text:style-name="T5"/></text:p>
      <text:p text:style-name="P39"><text:span text:style-name="T5"/></text:p>
      <text:p text:style-name="P38"><text:span text:style-name="T5"><draw:frame draw:style-name="fr2" draw:name="Object16" text:anchor-type="as-char" svg:width="0.6126in" svg:height="0.3929in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>-4n = 18</text:span></text:p>
      <text:p text:style-name="P16"/>
      <text:p text:style-name="P16"/>
      <text:p text:style-name="P17"/>
      <text:p text:style-name="P17"/>
      <text:p text:style-name="P70">Note that dividing by a fraction is the same as multiplying by its reciprocal</text:p>
      <text:p text:style-name="P17"><text:tab/>Solve</text:p>
      <text:p text:style-name="P40"><text:span text:style-name="T5"><draw:frame draw:style-name="fr2" draw:name="Object12" text:anchor-type="as-char" svg:width="0.5543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40"><text:span text:style-name="T5"/></text:p>
      <text:p text:style-name="P40"><text:span text:style-name="T5"/></text:p>
      <text:p text:style-name="P40"><text:span text:style-name="T5"/></text:p>
      <text:p text:style-name="P40"><text:span text:style-name="T5"/></text:p>
      <text:p text:style-name="P40"><text:span text:style-name="T5"/></text:p>
      <text:p text:style-name="P40"><text:span text:style-name="T5"><draw:frame draw:style-name="fr2" draw:name="Object13" text:anchor-type="as-char" svg:width="0.6102in" svg:height="0.392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40"><text:span text:style-name="T5"><draw:frame draw:style-name="fr2" draw:name="Object14" text:anchor-type="as-char" svg:width="0.6138in" svg:height="0.392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40"><text:span text:style-name="T5"/></text:p>
      <text:p text:style-name="P40"><text:span text:style-name="T5"/></text:p>
      <text:p text:style-name="P40"><text:span text:style-name="T5"/></text:p>
      <text:p text:style-name="P40"><text:span text:style-name="T5"/></text:p>
      <text:p text:style-name="P40"><text:span text:style-name="T5"/></text:p>
      <text:p text:style-name="P40"><text:span text:style-name="T5"/></text:p>
      <text:p text:style-name="P40"><text:span text:style-name="T5"><draw:frame draw:style-name="fr2" draw:name="Object15" text:anchor-type="as-char" svg:width="0.7445in" svg:height="0.392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40"><text:span text:style-name="T5"><draw:frame draw:style-name="fr2" draw:name="Object10" text:anchor-type="as-char" svg:width="0.7929in" svg:height="0.3929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40"><text:span text:style-name="T5"/></text:p>
      <text:p text:style-name="P40"><text:span text:style-name="T5"/></text:p>
      <text:p text:style-name="P40"><text:span text:style-name="T5"/></text:p>
      <text:p text:style-name="P40"><text:span text:style-name="T5"/></text:p>
      <text:p text:style-name="P40"><text:span text:style-name="T5"/></text:p>
      <text:p text:style-name="P40"><text:span text:style-name="T5"><draw:frame draw:style-name="fr2" draw:name="Object11" text:anchor-type="as-char" svg:width="0.5701in" svg:height="0.3929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7"/>
      <text:p text:style-name="P17"/>
      <text:p text:style-name="P17"/>
      <text:p text:style-name="P17"/>
      <text:p text:style-name="P17"><text:soft-page-break/></text:p>
      <text:p text:style-name="P20"><text:tab/><text:span text:style-name="T22">Section 2.4 <text:s/>-Two-Step Equations</text:span></text:p>
      <text:p text:style-name="P20">Procedure to solve equations of the form <text:tab/>ax + b = something</text:p>
      <text:p text:style-name="P20">Subtract b from both sides to get<text:tab/><text:tab/>ax = something</text:p>
      <text:p text:style-name="P20">Divide both sides by a to get<text:tab/><text:tab/><text:tab/>x = something</text:p>
      <text:p text:style-name="P20"/>
      <text:p text:style-name="P20"/>
      <text:p text:style-name="P67"><text:span text:style-name="T18">A Christmas present has been placed in a box, which was then wrapped, and placed under a Christmas tree. Describe the steps that you would go through to learn the contents of the present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>Solve</text:p>
      <text:p text:style-name="P49">5x - 4 = 11<text:tab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text:span text:style-name="T19"/></text:p>
      <text:p text:style-name="P54"><draw:frame draw:style-name="fr2" draw:name="Object17" text:anchor-type="as-char" svg:width="0.8217in" svg:height="0.3929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Object18" text:anchor-type="as-char" svg:width="0.7634in" svg:height="0.3929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0"/>
      <text:p text:style-name="P20"/>
      <text:p text:style-name="P20"/>
      <text:p text:style-name="P20"/>
      <text:p text:style-name="P20"/>
      <text:p text:style-name="P17"/>
      <text:p text:style-name="P17"/>
      <text:p text:style-name="P17"/>
      <text:p text:style-name="P17"/>
      <text:p text:style-name="P17"/>
      <text:p text:style-name="P50"><text:soft-page-break/><text:span text:style-name="T23">Solve</text:span></text:p>
      <text:p text:style-name="P50"><draw:frame draw:style-name="fr2" draw:name="Object19" text:anchor-type="as-char" svg:width="1.0256in" svg:height="0.3929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4"><text:span text:style-name="T11">Reminder: You can c</text:span><text:span text:style-name="T6">ombine </text:span><text:span text:style-name="T5">like terms</text:span><text:span text:style-name="T6"> by putting two terms with identical variable parts together</text:span></text:p>
      <text:p text:style-name="P42"><text:span text:style-name="T6">Simplify</text:span></text:p>
      <text:p text:style-name="P24"><text:span text:style-name="T6">10b</text:span><text:span text:style-name="T10"> </text:span><text:span text:style-name="T6">+</text:span><text:span text:style-name="T10"> </text:span><text:span text:style-name="T6">7bc</text:span><text:span text:style-name="T10"> </text:span><text:span text:style-name="T6">+</text:span><text:span text:style-name="T10"> </text:span><text:span text:style-name="T6">4c</text:span><text:span text:style-name="T10"> </text:span><text:span text:style-name="T6">+</text:span><text:span text:style-name="T10"> </text:span><text:span text:style-name="T6">(−8b)</text:span></text:p>
      <text:p text:style-name="P20"/>
      <text:p text:style-name="P20"/>
      <text:p text:style-name="P20"/>
      <text:p text:style-name="P20"/>
      <text:p text:style-name="P56">Solve</text:p>
      <text:p text:style-name="P55">2x - 6 + 3x = 14</text:p>
      <text:p text:style-name="P55"/>
      <text:p text:style-name="P55"/>
      <text:p text:style-name="P55"/>
      <text:p text:style-name="P55"/>
      <text:p text:style-name="P55"/>
      <text:p text:style-name="P55"/>
      <text:p text:style-name="P56">Solve</text:p>
      <text:p text:style-name="P55">7b - 3b + 3 = 11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6">Solve</text:p>
      <text:p text:style-name="P55">6c - 2 + 2c = 18</text:p>
      <text:p text:style-name="P55"/>
      <text:p text:style-name="P55"/>
      <text:p text:style-name="P55"/>
      <text:p text:style-name="P55"/>
      <text:p text:style-name="P55"/>
      <text:p text:style-name="P56">Solve</text:p>
      <text:p text:style-name="P55">-12 = 5x - 3x + 4</text:p>
      <text:p text:style-name="P73">Solve</text:p>
      <text:p text:style-name="P57">1.3x - 0.7x = 12</text:p>
      <text:p text:style-name="P20"/>
      <text:p text:style-name="P20"/>
      <text:p text:style-name="P20"/>
      <text:p text:style-name="P20"/>
      <text:p text:style-name="P41"><text:span text:style-name="T6"/></text:p>
      <text:p text:style-name="P41"><text:span text:style-name="T6"/></text:p>
      <text:p text:style-name="P43"><text:span text:style-name="T6">Solve</text:span></text:p>
      <text:p text:style-name="P43"><text:span text:style-name="T6">4(x + 3) = 1</text:span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>Solve</text:span></text:p>
      <text:p text:style-name="P43"><text:span text:style-name="T6"><draw:frame draw:style-name="fr1" draw:name="Object4" text:anchor-type="as-char" svg:width="0.9047in" svg:height="0.4083in" draw:z-index="34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>Solve</text:span></text:p>
      <text:p text:style-name="P43"><text:span text:style-name="T6"><draw:frame draw:style-name="fr1" draw:name="Object30" text:anchor-type="as-char" svg:width="0.6134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>Solve</text:span></text:p>
      <text:p text:style-name="P43"><text:span text:style-name="T6"><draw:frame draw:style-name="fr1" draw:name="Object31" text:anchor-type="as-char" svg:width="0.8799in" svg:height="0.3929in" draw:z-index="36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72">Solve</text:p>
      <text:p text:style-name="P41"><text:span text:style-name="T6">p</text:span><text:span text:style-name="T10"> </text:span><text:span text:style-name="T6">+</text:span><text:span text:style-name="T10"> </text:span><text:span text:style-name="T6">0.06p = 95.12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25"><text:span text:style-name="T6">Michigan has a 6% sales tax. Suppose you made a purchase and paid $95.12, including tax. How much was the</text:span><text:span text:style-name="T9"> </text:span><text:span text:style-name="T6">purchase before tax?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An emergency plumber charges $65 as a call-out fee plus an additional $75 per hour. He arrives at</text:p>
      <text:p text:style-name="P24"><text:span text:style-name="T6">a house at 9:30 and works to repair a water tank. If the total repair bill is $196.25, at what time was the repair</text:span><text:span text:style-name="T9"> </text:span><text:span text:style-name="T6">completed?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8"><text:span text:style-name="T21">To determine the temperature in Fahrenheit, multiply the Celsius temperature by 1.8 then add 32. Determine the Celsius temperature if it is 89</text:span><text:span text:style-name="T24">F</text:span></text:p>
      <text:p text:style-name="P35">Section 2.5 - Multi-Step Equations</text:p>
      <text:p text:style-name="P22">1. Work to remove parentheses, using the distributive property or the multiplication property of equality</text:p>
      <text:p text:style-name="P22">2. Simplify each side by combining like terms</text:p>
      <text:p text:style-name="P22">3. Isolate the ax term. Use the Addition Property of Equality to get the variable alone on one side and the numerical value on the other</text:p>
      <text:p text:style-name="P22">4. Isolate the variable by using the Multiplication Property of Equality</text:p>
      <text:p text:style-name="P22">5. Check your solution</text:p>
      <text:p text:style-name="P22"/>
      <text:p text:style-name="P18">Solve</text:p>
      <text:p text:style-name="P51">4 (2x + 3) - 7 = -11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2 (y + 5) - 3 = 11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tab/></text:p>
      <text:p text:style-name="P18"/>
      <text:p text:style-name="P44"><text:span text:style-name="T6"><draw:frame draw:style-name="fr2" draw:name="Object20" text:anchor-type="as-char" svg:width="1.1799in" svg:height="0.3929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>2(5x + 9) = 78</text:span></text:p>
      <text:p text:style-name="P69"><draw:frame draw:style-name="fr2" draw:name="Object22" text:anchor-type="as-char" svg:width="1.0201in" svg:height="0.3929in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44"><text:span text:style-name="T7"><draw:frame draw:style-name="fr2" draw:name="Object23" text:anchor-type="as-char" svg:width="1.0484in" svg:height="0.2in" draw:z-index="25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5"><text:span text:style-name="T6">-3(3a + 1) - 7a = -35</text:span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>f - 1 + 2f + f - 3 = -4</text:span></text:p>
      <text:p text:style-name="P36">Section 2.6 - Equations with Variables on both sides</text:p>
      <text:p text:style-name="P22">The process is the same as in 2.5. Note that in step 3, you can move the variable term as well</text:p>
      <text:p text:style-name="P18"/>
      <text:p text:style-name="P19">Solve</text:p>
      <text:p text:style-name="P51">9y - 5 = 5y + 9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3x + 4 = 5x - 8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1">10m + 3 = 6m - 11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2 (z - 4) + 3z = 4 - (z <text:s/>+ 2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1">-9x + 3 (2x - 3) = -10 - 2x</text:p>
      <text:p text:style-name="P71">3 - 4 (p + 5) = 5 (p + 2) - 12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4"><text:span text:style-name="T6"><draw:frame draw:style-name="fr2" draw:name="Object21" text:anchor-type="as-char" svg:width="1.1854in" svg:height="0.3929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><draw:frame draw:style-name="fr2" draw:name="Object24" text:anchor-type="as-char" svg:width="1.198in" svg:height="0.3929in" draw:z-index="27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37">Section 2.7 - Ratios and Proportions</text:p>
      <text:p text:style-name="P19">A ratio is a fraction comparing two things with the same units</text:p>
      <text:p text:style-name="P19">A rate is a fraction comparing two things with different units</text:p>
      <text:p text:style-name="P26"><text:span text:style-name="T6">A proportion is a statement that two fractions are equal </text:span><text:span text:style-name="T6"><draw:frame draw:style-name="fr2" draw:name="Object25" text:anchor-type="as-char" svg:width="0.4689in" svg:height="0.3929in" draw:z-index="29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9"/>
      <text:p text:style-name="P19">The State Dining Room in the White House measures approximately 48 feet long by 36 feet wide.</text:p>
      <text:p text:style-name="P19">Compare the length of the room to the width, and express your answer as a ratio.</text:p>
      <text:p text:style-name="P19"/>
      <text:p text:style-name="P19"/>
      <text:p text:style-name="P19"/>
      <text:p text:style-name="P26"><text:span text:style-name="T6">Is the proportion </text:span><text:span text:style-name="T6"><draw:frame draw:style-name="fr2" draw:name="Object26" text:anchor-type="as-char" svg:width="0.5362in" svg:height="0.3929in" draw:z-index="30"><draw:object xlink:href="./Object 32" xlink:type="simple" xlink:show="embed" xlink:actuate="onLoad"/><draw:image xlink:href="./ObjectReplacements/Object 32" xlink:type="simple" xlink:show="embed" xlink:actuate="onLoad"/></draw:frame></text:span><text:span text:style-name="T6">true?</text:span></text:p>
      <text:p text:style-name="P19"/>
      <text:p text:style-name="P19"/>
      <text:p text:style-name="P19"/>
      <text:p text:style-name="P19"/>
      <text:p text:style-name="P23">Cross product</text:p>
      <text:p text:style-name="P23"/>
      <text:p text:style-name="P23"/>
      <text:p text:style-name="P23"/>
      <text:p text:style-name="P27"><text:span text:style-name="T6">Is the proportion </text:span><text:span text:style-name="T6"><draw:frame draw:style-name="fr2" draw:name="Object27" text:anchor-type="as-char" svg:width="0.7465in" svg:height="0.3929in" draw:z-index="31"><draw:object xlink:href="./Object 33" xlink:type="simple" xlink:show="embed" xlink:actuate="onLoad"/><draw:image xlink:href="./ObjectReplacements/Object 33" xlink:type="simple" xlink:show="embed" xlink:actuate="onLoad"/></draw:frame></text:span><text:span text:style-name="T6"><text:s/>true?</text:span></text:p>
      <text:p text:style-name="P23"/>
      <text:p text:style-name="P23"/>
      <text:p text:style-name="P23"/>
      <text:p text:style-name="P23"/>
      <text:p text:style-name="P27"><text:span text:style-name="T6">Solve </text:span><text:span text:style-name="T6"><draw:frame draw:style-name="fr2" draw:name="Object28" text:anchor-type="as-char" svg:width="0.5437in" svg:height="0.3929in" draw:z-index="32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7"><text:span text:style-name="T6">Solve </text:span><text:span text:style-name="T6"><draw:frame draw:style-name="fr2" draw:name="Object29" text:anchor-type="as-char" svg:width="0.7043in" svg:height="0.3929in" draw:z-index="33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34">A restaurant serves 100 people per day and takes in $908. If the restaurant were to serve 250 people per day, what might the cash collected be (assuming it increases proportionally)?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The price of a Harry Potter Book on Amazon.com is $10.00. The same book is also available used for $6.50. Find two ways to compare these prices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Ammonia is a compound consisting of a 1:3 ratio of nitrogen and hydrogen atoms. If a sample contains 1,983 hydrogen atoms, how many nitrogen atoms are present?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The Eagles have won 5 out of their last 9 games. If this trend continues, how many games will they have won in the 63-game season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fo:language="zxx" fo:country="none" officeooo:rsid="007b165e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0</text:span> Ch <text:span text:style-name="MT2">2</text:span> Notes, Page <text:page-number text:select-page="current">1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3H46M51S</meta:editing-duration>
    <meta:editing-cycles>48</meta:editing-cycles>
    <meta:generator>LibreOffice/6.4.7.2$Linux_X86_64 LibreOffice_project/40$Build-2</meta:generator>
    <dc:date>2022-01-13T10:25:33.814539703</dc:date>
    <meta:document-statistic meta:table-count="0" meta:image-count="0" meta:object-count="37" meta:page-count="18" meta:paragraph-count="157" meta:word-count="1153" meta:character-count="5665" meta:non-whitespace-character-count="45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sup>
        <mrow>
          <mo fence="true" stretchy="false">(</mo>
          <mrow>
            <mrow>
              <mn>4</mn>
              <mo stretchy="false">−</mo>
              <mn>10</mn>
            </mrow>
          </mrow>
          <mo fence="true" stretchy="false">)</mo>
        </mrow>
        <mn>2</mn>
      </msup>
      <mrow>
        <msup>
          <mn>2</mn>
          <mn>3</mn>
        </msup>
        <mo stretchy="false">−</mo>
        <mn>5</mn>
      </mrow>
    </mfrac>
    <annotation encoding="StarMath 5.0">{ (4 - 10)^2 } over { 2^3 - 5 }</annotation>
  </semantics>
</math>
</file>

<file path=Object 10/content.xml><?xml version="1.0" encoding="utf-8"?>
<math xmlns="http://www.w3.org/1998/Math/MathML" display="block">
  <semantics>
    <mrow>
      <mfrac>
        <mrow>
          <mn>5</mn>
          <mrow>
            <mo fence="true" stretchy="false">(</mo>
            <mrow>
              <mrow>
                <mi>q</mi>
                <mo stretchy="false">−</mo>
                <mn>7</mn>
              </mrow>
            </mrow>
            <mo fence="true" stretchy="false">)</mo>
          </mrow>
        </mrow>
        <mn>12</mn>
      </mfrac>
      <mo stretchy="false">=</mo>
      <mfrac>
        <mn>2</mn>
        <mn>3</mn>
      </mfrac>
    </mrow>
    <annotation encoding="StarMath 5.0">{ 5(q-7) } over 12 = 2 over 3</annotation>
  </semantics>
</math>
</file>

<file path=Object 11/content.xml><?xml version="1.0" encoding="utf-8"?>
<math xmlns="http://www.w3.org/1998/Math/MathML" display="block">
  <semantics>
    <mrow>
      <mrow>
        <mfrac>
          <mn>1</mn>
          <mn>4</mn>
        </mfrac>
        <mo stretchy="false">⋅</mo>
        <mn>2</mn>
      </mrow>
      <mi>z</mi>
    </mrow>
    <annotation encoding="StarMath 5.0">1 over 4 cdot 2z</annotation>
  </semantics>
</math>
</file>

<file path=Object 12/content.xml><?xml version="1.0" encoding="utf-8"?>
<math xmlns="http://www.w3.org/1998/Math/MathML" display="block">
  <semantics>
    <mrow>
      <mrow>
        <mn>2</mn>
        <mo stretchy="false">⋅</mo>
        <mn>11</mn>
      </mrow>
      <mi>x</mi>
    </mrow>
    <annotation encoding="StarMath 5.0">2 cdot 11x</annotation>
  </semantics>
</math>
</file>

<file path=Object 13/content.xml><?xml version="1.0" encoding="utf-8"?>
<math xmlns="http://www.w3.org/1998/Math/MathML" display="block">
  <semantics>
    <mrow>
      <mrow>
        <mn>5</mn>
        <mo stretchy="false">+</mo>
        <mi>a</mi>
        <mo stretchy="false">+</mo>
        <mn>2</mn>
      </mrow>
      <mrow>
        <mi>b</mi>
        <mo stretchy="false">+</mo>
        <mn>7</mn>
      </mrow>
    </mrow>
    <annotation encoding="StarMath 5.0">5 + a + 2b + 7</annotation>
  </semantics>
</math>
</file>

<file path=Object 14/content.xml><?xml version="1.0" encoding="utf-8"?>
<math xmlns="http://www.w3.org/1998/Math/MathML" display="block">
  <semantics>
    <mrow>
      <mfrac>
        <mrow>
          <mn>2</mn>
          <mo stretchy="false">+</mo>
          <mn>3</mn>
        </mrow>
        <mn>4</mn>
      </mfrac>
      <mo stretchy="false">−</mo>
      <mn>1</mn>
    </mrow>
    <annotation encoding="StarMath 5.0">{2 + 3} over 4 - 1</annotation>
  </semantics>
</math>
</file>

<file path=Object 15/content.xml><?xml version="1.0" encoding="utf-8"?>
<math xmlns="http://www.w3.org/1998/Math/MathML" display="block">
  <semantics>
    <mrow>
      <mrow>
        <mi>x</mi>
        <mo stretchy="false">+</mo>
        <mfrac>
          <mn>5</mn>
          <mn>2</mn>
        </mfrac>
      </mrow>
      <mo stretchy="false">=</mo>
      <mfrac>
        <mn>1</mn>
        <mn>4</mn>
      </mfrac>
    </mrow>
    <annotation encoding="StarMath 5.0">x +5 over 2 = 1 over 4</annotation>
  </semantics>
</math>
</file>

<file path=Object 16/content.xml><?xml version="1.0" encoding="utf-8"?>
<math xmlns="http://www.w3.org/1998/Math/MathML" display="block">
  <semantics>
    <mrow>
      <mrow>
        <mfrac>
          <mn>4</mn>
          <mn>5</mn>
        </mfrac>
        <mo stretchy="false">=</mo>
        <mrow>
          <mo stretchy="false">−</mo>
          <mfrac>
            <mn>2</mn>
            <mn>15</mn>
          </mfrac>
        </mrow>
      </mrow>
      <mi>p</mi>
    </mrow>
    <annotation encoding="StarMath 5.0">4 over 5 = - { 2 over 15 }p</annotation>
  </semantics>
</math>
</file>

<file path=Object 17/content.xml><?xml version="1.0" encoding="utf-8"?>
<math xmlns="http://www.w3.org/1998/Math/MathML" display="block">
  <semantics>
    <mrow>
      <mfrac>
        <mn>3</mn>
        <mn>8</mn>
      </mfrac>
      <mrow>
        <mi>b</mi>
        <mo stretchy="false">=</mo>
        <mfrac>
          <mn>9</mn>
          <mn>4</mn>
        </mfrac>
      </mrow>
    </mrow>
    <annotation encoding="StarMath 5.0">3 over 8 b = 9 over 4</annotation>
  </semantics>
</math>
</file>

<file path=Object 18/content.xml><?xml version="1.0" encoding="utf-8"?>
<math xmlns="http://www.w3.org/1998/Math/MathML" display="block">
  <semantics>
    <mrow>
      <mfrac>
        <mi>x</mi>
        <mn>3</mn>
      </mfrac>
      <mo stretchy="false">=</mo>
      <mrow>
        <mo stretchy="false">−</mo>
        <mn>7</mn>
      </mrow>
    </mrow>
    <annotation encoding="StarMath 5.0">x over 3 = -7</annotation>
  </semantics>
</math>
</file>

<file path=Object 19/content.xml><?xml version="1.0" encoding="utf-8"?>
<math xmlns="http://www.w3.org/1998/Math/MathML" display="block">
  <semantics>
    <mrow>
      <mrow>
        <mn>12</mn>
        <mo stretchy="false">=</mo>
        <mfrac>
          <mn>2</mn>
          <mn>3</mn>
        </mfrac>
      </mrow>
      <mi>x</mi>
    </mrow>
    <annotation encoding="StarMath 5.0">12 = 2 over 3 x</annotation>
  </semantics>
</math>
</file>

<file path=Object 2/content.xml><?xml version="1.0" encoding="utf-8"?>
<math xmlns="http://www.w3.org/1998/Math/MathML" display="block">
  <semantics>
    <mrow>
      <mrow>
        <mn>6</mn>
        <mo stretchy="false">÷</mo>
        <mn>2</mn>
      </mrow>
      <mi>⋅</mi>
      <mn>3</mn>
    </mrow>
    <annotation encoding="StarMath 5.0">6 div 2 ⋅ 3</annotation>
  </semantics>
</math>
</file>

<file path=Object 20/content.xml><?xml version="1.0" encoding="utf-8"?>
<math xmlns="http://www.w3.org/1998/Math/MathML" display="block">
  <semantics>
    <mrow>
      <mfrac>
        <mn>4</mn>
        <mn>3</mn>
      </mfrac>
      <mrow>
        <mi>n</mi>
        <mo stretchy="false">=</mo>
        <mn>12</mn>
      </mrow>
    </mrow>
    <annotation encoding="StarMath 5.0">4 over 3 n = 12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n>21</mn>
        </mrow>
        <mo stretchy="false">=</mo>
        <mfrac>
          <mn>7</mn>
          <mn>3</mn>
        </mfrac>
      </mrow>
      <mi>k</mi>
    </mrow>
    <annotation encoding="StarMath 5.0">-21 = 7 over 3 k</annotation>
  </semantics>
</math>
</file>

<file path=Object 22/content.xml><?xml version="1.0" encoding="utf-8"?>
<math xmlns="http://www.w3.org/1998/Math/MathML" display="block">
  <semantics>
    <mrow>
      <mfrac>
        <mn>1</mn>
        <mn>5</mn>
      </mfrac>
      <mrow>
        <mi>x</mi>
        <mo stretchy="false">=</mo>
        <mn>30</mn>
      </mrow>
    </mrow>
    <annotation encoding="StarMath 5.0">1 over 5 x = 30</annotation>
  </semantics>
</math>
</file>

<file path=Object 23/content.xml><?xml version="1.0" encoding="utf-8"?>
<math xmlns="http://www.w3.org/1998/Math/MathML" display="block">
  <semantics>
    <mrow>
      <mfrac>
        <mn>3</mn>
        <mn>2</mn>
      </mfrac>
      <mrow>
        <mrow>
          <mi>p</mi>
          <mo stretchy="false">+</mo>
          <mn>2</mn>
        </mrow>
        <mo stretchy="false">=</mo>
        <mn>12</mn>
      </mrow>
    </mrow>
    <annotation encoding="StarMath 5.0">3 over 2 p + 2 = 12</annotation>
  </semantics>
</math>
</file>

<file path=Object 24/content.xml><?xml version="1.0" encoding="utf-8"?>
<math xmlns="http://www.w3.org/1998/Math/MathML" display="block">
  <semantics>
    <mrow>
      <mrow>
        <mn>8</mn>
        <mo stretchy="false">=</mo>
        <mfrac>
          <mn>2</mn>
          <mn>3</mn>
        </mfrac>
      </mrow>
      <mrow>
        <mi>k</mi>
        <mo stretchy="false">−</mo>
        <mn>4</mn>
      </mrow>
    </mrow>
    <annotation encoding="StarMath 5.0">8 = 2 over 3 k - 4</annotation>
  </semantics>
</math>
</file>

<file path=Object 25/content.xml><?xml version="1.0" encoding="utf-8"?>
<math xmlns="http://www.w3.org/1998/Math/MathML" display="block">
  <semantics>
    <mrow>
      <mrow>
        <mo stretchy="false">−</mo>
        <mfrac>
          <mn>3</mn>
          <mn>2</mn>
        </mfrac>
      </mrow>
      <mrow>
        <mrow>
          <mi>n</mi>
          <mo stretchy="false">+</mo>
          <mn>2</mn>
        </mrow>
        <mo stretchy="false">=</mo>
        <mrow>
          <mo stretchy="false">−</mo>
          <mfrac>
            <mn>1</mn>
            <mn>4</mn>
          </mfrac>
        </mrow>
      </mrow>
    </mrow>
    <annotation encoding="StarMath 5.0">- {3 over 2} n + 2 = -{ 1 over 4 }</annotation>
  </semantics>
</math>
</file>

<file path=Object 26/content.xml><?xml version="1.0" encoding="utf-8"?>
<math xmlns="http://www.w3.org/1998/Math/MathML" display="block">
  <semantics>
    <mrow>
      <mfrac>
        <mn>1</mn>
        <mn>2</mn>
      </mfrac>
      <mrow>
        <mrow>
          <mrow>
            <mo fence="true" stretchy="false">(</mo>
            <mrow>
              <mrow>
                <mrow>
                  <mn>4</mn>
                  <mo stretchy="false">−</mo>
                  <mn>6</mn>
                </mrow>
                <mi>x</mi>
              </mrow>
            </mrow>
            <mo fence="true" stretchy="false">)</mo>
          </mrow>
          <mo stretchy="false">+</mo>
          <mn>5</mn>
        </mrow>
        <mo stretchy="false">=</mo>
        <mn>3</mn>
      </mrow>
    </mrow>
    <annotation encoding="StarMath 5.0">1 over 2( 4 - 6x)+ 5 = 3 </annotation>
  </semantics>
</math>
</file>

<file path=Object 27/content.xml><?xml version="1.0" encoding="utf-8"?>
<math xmlns="http://www.w3.org/1998/Math/MathML" display="block">
  <semantics>
    <mrow>
      <mfrac>
        <mn>1</mn>
        <mn>3</mn>
      </mfrac>
      <mrow>
        <mrow>
          <mrow>
            <mo fence="true" stretchy="false">(</mo>
            <mrow>
              <mrow>
                <mn>2</mn>
                <mrow>
                  <mi>x</mi>
                  <mo stretchy="false">+</mo>
                  <mn>9</mn>
                </mrow>
              </mrow>
            </mrow>
            <mo fence="true" stretchy="false">)</mo>
          </mrow>
          <mo stretchy="false">+</mo>
          <mfrac>
            <mi>x</mi>
            <mn>3</mn>
          </mfrac>
        </mrow>
        <mo stretchy="false">=</mo>
        <mn>5</mn>
      </mrow>
    </mrow>
    <annotation encoding="StarMath 5.0">1 over 3 ( 2x + 9) + x over 3 = 5</annotation>
  </semantics>
</math>
</file>

<file path=Object 28/content.xml><?xml version="1.0" encoding="utf-8"?>
<math xmlns="http://www.w3.org/1998/Math/MathML" display="block">
  <semantics>
    <mrow>
      <mfrac>
        <mn>6</mn>
        <mn>5</mn>
      </mfrac>
      <mrow>
        <mrow>
          <mo fence="true" stretchy="false">(</mo>
          <mrow>
            <mrow>
              <mi>v</mi>
              <mo stretchy="false">−</mo>
              <mfrac>
                <mn>3</mn>
                <mn>5</mn>
              </mfrac>
            </mrow>
          </mrow>
          <mo fence="true" stretchy="false">)</mo>
        </mrow>
        <mo stretchy="false">=</mo>
        <mfrac>
          <mn>6</mn>
          <mn>25</mn>
        </mfrac>
      </mrow>
    </mrow>
    <annotation encoding="StarMath 5.0">6 over 5 ( v - 3 over 5 ) = 6 over 25</annotation>
  </semantics>
</math>
</file>

<file path=Object 29/content.xml><?xml version="1.0" encoding="utf-8"?>
<math xmlns="http://www.w3.org/1998/Math/MathML" display="block">
  <semantics>
    <mrow>
      <mrow>
        <mn>0</mn>
        <mo stretchy="false">=</mo>
        <mrow>
          <mo stretchy="false">−</mo>
          <mn>7</mn>
        </mrow>
      </mrow>
      <mrow>
        <mo fence="true" stretchy="false">(</mo>
        <mrow>
          <mrow>
            <mrow>
              <mn>6</mn>
              <mo stretchy="false">+</mo>
              <mn>3</mn>
            </mrow>
            <mi>k</mi>
          </mrow>
        </mrow>
        <mo fence="true" stretchy="false">)</mo>
      </mrow>
    </mrow>
    <annotation encoding="StarMath 5.0">0 = -7(  6 + 3k )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n>3</mn>
        </mrow>
        <mo stretchy="false">÷</mo>
        <mrow>
          <mo stretchy="false">−</mo>
          <mfrac>
            <mn>1</mn>
            <mn>2</mn>
          </mfrac>
        </mrow>
      </mrow>
      <mo stretchy="false">+</mo>
      <mn>18</mn>
    </mrow>
    <annotation encoding="StarMath 5.0">-3 div -{1 over 2}  + 18</annotation>
  </semantics>
</math>
</file>

<file path=Object 30/content.xml><?xml version="1.0" encoding="utf-8"?>
<math xmlns="http://www.w3.org/1998/Math/MathML" display="block">
  <semantics>
    <mrow>
      <mfrac>
        <mrow>
          <mi>y</mi>
          <mo stretchy="false">−</mo>
          <mn>4</mn>
        </mrow>
        <mn>11</mn>
      </mfrac>
      <mo stretchy="false">=</mo>
      <mrow>
        <mfrac>
          <mn>2</mn>
          <mn>5</mn>
        </mfrac>
        <mo stretchy="false">⋅</mo>
        <mfrac>
          <mrow>
            <mn>2</mn>
            <mrow>
              <mi>y</mi>
              <mo stretchy="false">+</mo>
              <mn>1</mn>
            </mrow>
          </mrow>
          <mn>3</mn>
        </mfrac>
      </mrow>
    </mrow>
    <annotation encoding="StarMath 5.0">{ y - 4} over 11 = 2 over 5 cdot {{ 2y + 1 } over 3}</annotation>
  </semantics>
</math>
</file>

<file path=Object 3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32/content.xml><?xml version="1.0" encoding="utf-8"?>
<math xmlns="http://www.w3.org/1998/Math/MathML" display="block">
  <semantics>
    <mrow>
      <mfrac>
        <mn>2</mn>
        <mn>3</mn>
      </mfrac>
      <mo stretchy="false">=</mo>
      <mfrac>
        <mn>6</mn>
        <mn>12</mn>
      </mfrac>
    </mrow>
    <annotation encoding="StarMath 5.0">2 over 3 = 6 over 12</annotation>
  </semantics>
</math>
</file>

<file path=Object 33/content.xml><?xml version="1.0" encoding="utf-8"?>
<math xmlns="http://www.w3.org/1998/Math/MathML" display="block">
  <semantics>
    <mrow>
      <mfrac>
        <mn>0.12</mn>
        <mn>0.4</mn>
      </mfrac>
      <mo stretchy="false">=</mo>
      <mfrac>
        <mn>6</mn>
        <mn>20</mn>
      </mfrac>
    </mrow>
    <annotation encoding="StarMath 5.0">0.12 over 0.4 = 6 over 20</annotation>
  </semantics>
</math>
</file>

<file path=Object 34/content.xml><?xml version="1.0" encoding="utf-8"?>
<math xmlns="http://www.w3.org/1998/Math/MathML" display="block">
  <semantics>
    <mrow>
      <mfrac>
        <mn>13</mn>
        <mn>6</mn>
      </mfrac>
      <mo stretchy="false">=</mo>
      <mfrac>
        <mn>5</mn>
        <mi>x</mi>
      </mfrac>
    </mrow>
    <annotation encoding="StarMath 5.0">13 over 6 = 5 over x</annotation>
  </semantics>
</math>
</file>

<file path=Object 35/content.xml><?xml version="1.0" encoding="utf-8"?>
<math xmlns="http://www.w3.org/1998/Math/MathML" display="block">
  <semantics>
    <mrow>
      <mfrac>
        <mn>1.3</mn>
        <mn>4</mn>
      </mfrac>
      <mo stretchy="false">=</mo>
      <mfrac>
        <mi>x</mi>
        <mn>1.3</mn>
      </mfrac>
    </mrow>
    <annotation encoding="StarMath 5.0">1.3 over 4 = x over 1.3</annotation>
  </semantics>
</math>
</file>

<file path=Object 36/content.xml><?xml version="1.0" encoding="utf-8"?>
<math xmlns="http://www.w3.org/1998/Math/MathML" display="block">
  <semantics>
    <mrow>
      <mrow>
        <mn>66</mn>
        <mo stretchy="false">=</mo>
        <mfrac>
          <mn>2</mn>
          <mn>3</mn>
        </mfrac>
      </mrow>
      <mi>k</mi>
    </mrow>
    <annotation encoding="StarMath 5.0">66 = 2 over 3 k</annotation>
  </semantics>
</math>
</file>

<file path=Object 37/content.xml><?xml version="1.0" encoding="utf-8"?>
<math xmlns="http://www.w3.org/1998/Math/MathML" display="block">
  <semantics>
    <mrow>
      <mrow>
        <mfrac>
          <mn>5</mn>
          <mn>8</mn>
        </mfrac>
        <mo stretchy="false">=</mo>
        <mfrac>
          <mn>1</mn>
          <mn>2</mn>
        </mfrac>
      </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</mrow>
    <annotation encoding="StarMath 5.0">5 over 8 = 1 over 2 ( a + 2 )</annotation>
  </semantics>
</math>
</file>

<file path=Object 4/content.xml><?xml version="1.0" encoding="utf-8"?>
<math xmlns="http://www.w3.org/1998/Math/MathML" display="block">
  <semantics>
    <mrow>
      <mrow>
        <mfrac>
          <mn>15</mn>
          <mn>2</mn>
        </mfrac>
        <mo stretchy="false">÷</mo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</mrow>
      <mi>⋅</mi>
      <mrow>
        <mn>8</mn>
        <mo stretchy="false">−</mo>
        <mn>7</mn>
      </mrow>
    </mrow>
    <annotation encoding="StarMath 5.0">15 over 2 div( -5 )⋅8 - 7</annotation>
  </semantics>
</math>
</file>

<file path=Object 5/content.xml><?xml version="1.0" encoding="utf-8"?>
<math xmlns="http://www.w3.org/1998/Math/MathML" display="block">
  <semantics>
    <mrow>
      <mrow>
        <mi>x</mi>
        <mo stretchy="false">+</mo>
        <mn>1</mn>
      </mrow>
      <mo stretchy="false">=</mo>
      <mn>4</mn>
    </mrow>
    <annotation encoding="StarMath 5.0">x + 1 = 4</annotation>
  </semantics>
</math>
</file>

<file path=Object 6/content.xml><?xml version="1.0" encoding="utf-8"?>
<math xmlns="http://www.w3.org/1998/Math/MathML" display="block">
  <semantics>
    <mrow>
      <mrow>
        <mi>x</mi>
        <mo stretchy="false">+</mo>
        <mn>2</mn>
      </mrow>
      <mo stretchy="false">=</mo>
      <mn>5</mn>
    </mrow>
    <annotation encoding="StarMath 5.0">x + 2 = 5</annotation>
  </semantics>
</math>
</file>

<file path=Object 7/content.xml><?xml version="1.0" encoding="utf-8"?>
<math xmlns="http://www.w3.org/1998/Math/MathML" display="block">
  <semantics>
    <mrow>
      <mi>c</mi>
      <mo stretchy="false">≠</mo>
      <mn>0</mn>
    </mrow>
    <annotation encoding="StarMath 5.0">c neq 0</annotation>
  </semantics>
</math>
</file>

<file path=Object 8/content.xml><?xml version="1.0" encoding="utf-8"?>
<math xmlns="http://www.w3.org/1998/Math/MathML" display="block">
  <semantics>
    <mfrac>
      <mrow>
        <mn>2</mn>
        <mi>⋅</mi>
        <mrow>
          <msup>
            <mn>3</mn>
            <mn>2</mn>
          </msup>
          <mo stretchy="false">+</mo>
          <mn>4</mn>
        </mrow>
      </mrow>
      <mrow>
        <mn>3</mn>
        <mrow>
          <mo fence="true" stretchy="false">(</mo>
          <mrow>
            <mrow>
              <mn>2</mn>
              <mo stretchy="false">−</mo>
              <mn>6</mn>
            </mrow>
          </mrow>
          <mo fence="true" stretchy="false">)</mo>
        </mrow>
      </mrow>
    </mfrac>
    <annotation encoding="StarMath 5.0">{2 ⋅ 3^2 + 4} over { 3 (2 - 6) }</annotation>
  </semantics>
</math>
</file>

<file path=Object 9/content.xml><?xml version="1.0" encoding="utf-8"?>
<math xmlns="http://www.w3.org/1998/Math/MathML" display="block">
  <semantics>
    <msup>
      <mrow>
        <mo fence="true" stretchy="false">(</mo>
        <mrow>
          <mfrac>
            <mrow>
              <msup>
                <mn>2</mn>
                <mn>3</mn>
              </msup>
              <mo stretchy="false">−</mo>
              <mn>6</mn>
            </mrow>
            <mrow>
              <mrow>
                <mn>10</mn>
                <mo stretchy="false">−</mo>
                <mn>2</mn>
              </mrow>
              <mi>⋅</mi>
              <mn>3</mn>
            </mrow>
          </mfrac>
        </mrow>
        <mo fence="true" stretchy="false">)</mo>
      </mrow>
      <mn>2</mn>
    </msup>
    <annotation encoding="StarMath 5.0">( {2^3 - 6}over {10-2⋅3} )^2</annotation>
  </semantics>
</math>
</file>